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f424" officeooo:paragraph-rsid="0002f424"/>
    </style:style>
    <style:style style:name="P2" style:family="paragraph" style:parent-style-name="Standard">
      <style:paragraph-properties fo:text-align="start" style:justify-single-word="false"/>
      <style:text-properties officeooo:rsid="0002f424" officeooo:paragraph-rsid="0002f424"/>
    </style:style>
    <style:style style:name="P3" style:family="paragraph" style:parent-style-name="Standard">
      <style:paragraph-properties fo:text-align="start" style:justify-single-word="false"/>
      <style:text-properties officeooo:rsid="0002f424" officeooo:paragraph-rsid="00036478"/>
    </style:style>
    <style:style style:name="P4" style:family="paragraph" style:parent-style-name="Standard">
      <style:paragraph-properties fo:text-align="start" style:justify-single-word="false"/>
      <style:text-properties officeooo:rsid="0002f424" officeooo:paragraph-rsid="00072903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f424" officeooo:paragraph-rsid="0002f42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36478" officeooo:paragraph-rsid="0003647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72903" officeooo:paragraph-rsid="0007290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91f35" officeooo:paragraph-rsid="00091f3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a0503" officeooo:paragraph-rsid="000a0503"/>
    </style:style>
    <style:style style:name="T1" style:family="text">
      <style:text-properties officeooo:rsid="000472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2903"/>
    </style:style>
    <style:style style:name="T4" style:family="text">
      <style:text-properties officeooo:rsid="0007aef0"/>
    </style:style>
    <style:style style:name="T5" style:family="text">
      <style:text-properties officeooo:rsid="0009dbd0"/>
    </style:style>
    <style:style style:name="T6" style:family="text">
      <style:text-properties officeooo:rsid="000ad3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<text:span text:style-name="T1">alidating the </text:span>JFFS2 implementation</text:p>
      <text:p text:style-name="P1"/>
      <text:p text:style-name="P6"><text:span text:style-name="T2">Methodology </text:span>:</text:p>
      <text:p text:style-name="P2">Create a list of validation metrics.</text:p>
      <text:p text:style-name="P2">Create a list of validation scenarios (test programs)</text:p>
      <text:p text:style-name="P2">For each test program identify several parameters that can be varied, and define variation ranges.</text:p>
      <text:p text:style-name="P3">Run the tests on real hardware and on the simulator then com<text:span text:style-name="T6">p</text:span>are the results.</text:p>
      <text:p text:style-name="P3"/>
      <text:p text:style-name="P4"><text:span text:style-name="T3">Validation metrics :</text:span></text:p>
      <text:list xml:id="list4701445614534334231" text:style-name="L1">
        <text:list-item>
          <text:p text:style-name="P7">vfs read and write mean response times</text:p>
        </text:list-item>
        <text:list-item>
          <text:p text:style-name="P7"><text:span text:style-name="T4">number </text:span>of flash read / write / erase operations</text:p>
        </text:list-item>
        <text:list-item>
          <text:p text:style-name="P8">Jffs2 write end and readpage response time<text:span text:style-name="T5">s</text:span></text:p>
        </text:list-item>
        <text:list-item>
          <text:p text:style-name="P9">number of calls to jffs2_gc_pa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3-11-20T13:57:19.296084605</meta:creation-date>
    <meta:generator>LibreOffice/4.1.3.2$Linux_X86_64 LibreOffice_project/410m0$Build-2</meta:generator>
    <dc:date>2014-04-07T19:54:22.302927087</dc:date>
    <dc:creator>Pierre Olivier</dc:creator>
    <meta:editing-duration>PT2M36S</meta:editing-duration>
    <meta:editing-cycles>10</meta:editing-cycles>
    <meta:document-statistic meta:table-count="0" meta:image-count="0" meta:object-count="0" meta:page-count="1" meta:paragraph-count="11" meta:word-count="84" meta:character-count="496" meta:non-whitespace-character-count="427"/>
  </office:meta>
</office:document-meta>
</file>